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0" meta:word-count="0" meta:character-count="0"/>
    <dc:date>2017-09-25T00:51:45.89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